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37bf" officeooo:paragraph-rsid="000985a7"/>
    </style:style>
    <style:style style:name="P2" style:family="paragraph" style:parent-style-name="Standard">
      <style:text-properties fo:font-weight="bold" officeooo:rsid="000437bf" officeooo:paragraph-rsid="00093a48" style:font-weight-asian="bold" style:font-weight-complex="bold"/>
    </style:style>
    <style:style style:name="P3" style:family="paragraph" style:parent-style-name="Standard">
      <style:text-properties officeooo:rsid="000437bf" officeooo:paragraph-rsid="00093a48"/>
    </style:style>
    <style:style style:name="P4" style:family="paragraph" style:parent-style-name="Standard" style:list-style-name="L1">
      <style:text-properties officeooo:paragraph-rsid="00093a48"/>
    </style:style>
    <style:style style:name="P5" style:family="paragraph" style:parent-style-name="Standard" style:list-style-name="L1">
      <style:text-properties officeooo:rsid="000d50c6" officeooo:paragraph-rsid="000d50c6"/>
    </style:style>
    <style:style style:name="P6" style:family="paragraph" style:parent-style-name="Standard" style:list-style-name="L1">
      <style:text-properties officeooo:rsid="00093a48" officeooo:paragraph-rsid="00093a48"/>
    </style:style>
    <style:style style:name="P7" style:family="paragraph" style:parent-style-name="Standard">
      <style:text-properties officeooo:rsid="00093a48" officeooo:paragraph-rsid="00093a48"/>
    </style:style>
    <style:style style:name="P8" style:family="paragraph" style:parent-style-name="Standard">
      <style:text-properties officeooo:paragraph-rsid="000b55b8"/>
    </style:style>
    <style:style style:name="P9" style:family="paragraph" style:parent-style-name="Standard">
      <style:text-properties officeooo:rsid="000ae49b" officeooo:paragraph-rsid="00103486"/>
    </style:style>
    <style:style style:name="P10" style:family="paragraph" style:parent-style-name="Standard">
      <style:text-properties officeooo:rsid="000985a7" officeooo:paragraph-rsid="000ae49b"/>
    </style:style>
    <style:style style:name="P11" style:family="paragraph" style:parent-style-name="Standard">
      <style:text-properties officeooo:rsid="000960ca" officeooo:paragraph-rsid="000b55b8"/>
    </style:style>
    <style:style style:name="P12" style:family="paragraph" style:parent-style-name="Standard">
      <style:text-properties officeooo:rsid="000b55b8" officeooo:paragraph-rsid="000b55b8"/>
    </style:style>
    <style:style style:name="P13" style:family="paragraph" style:parent-style-name="Standard">
      <style:text-properties officeooo:rsid="000960ca" officeooo:paragraph-rsid="000d50c6"/>
    </style:style>
    <style:style style:name="P14" style:family="paragraph" style:parent-style-name="Standard">
      <style:text-properties officeooo:rsid="000b55b8" officeooo:paragraph-rsid="000d50c6"/>
    </style:style>
    <style:style style:name="P15" style:family="paragraph" style:parent-style-name="Standard">
      <style:text-properties officeooo:rsid="000960ca" officeooo:paragraph-rsid="000960ca"/>
    </style:style>
    <style:style style:name="P16" style:family="paragraph" style:parent-style-name="Standard">
      <style:text-properties officeooo:paragraph-rsid="000960ca"/>
    </style:style>
    <style:style style:name="P17" style:family="paragraph" style:parent-style-name="Standard" style:list-style-name="L2">
      <style:text-properties officeooo:rsid="00093a48" officeooo:paragraph-rsid="000960ca"/>
    </style:style>
    <style:style style:name="P18" style:family="paragraph" style:parent-style-name="Standard">
      <style:text-properties officeooo:rsid="00093a48" officeooo:paragraph-rsid="000960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85a7" style:font-weight-asian="bold" style:font-weight-complex="bold"/>
    </style:style>
    <style:style style:name="T3" style:family="text">
      <style:text-properties officeooo:rsid="000985a7"/>
    </style:style>
    <style:style style:name="T4" style:family="text">
      <style:text-properties officeooo:rsid="000437bf"/>
    </style:style>
    <style:style style:name="T5" style:family="text">
      <style:text-properties officeooo:rsid="00060669"/>
    </style:style>
    <style:style style:name="T6" style:family="text">
      <style:text-properties officeooo:rsid="00071ebd"/>
    </style:style>
    <style:style style:name="T7" style:family="text">
      <style:text-properties officeooo:rsid="000960ca"/>
    </style:style>
    <style:style style:name="T8" style:family="text">
      <style:text-properties fo:font-weight="bold" officeooo:rsid="000960ca" style:font-weight-asian="bold" style:font-weight-complex="bold"/>
    </style:style>
    <style:style style:name="T9" style:family="text">
      <style:text-properties officeooo:rsid="000b55b8"/>
    </style:style>
    <style:style style:name="T10" style:family="text">
      <style:text-properties fo:font-weight="bold" officeooo:rsid="000b55b8" style:font-weight-asian="bold" style:font-weight-complex="bold"/>
    </style:style>
    <style:style style:name="T11" style:family="text">
      <style:text-properties officeooo:rsid="000ae49b"/>
    </style:style>
    <style:style style:name="T12" style:family="text">
      <style:text-properties officeooo:rsid="00103486"/>
    </style:style>
    <style:style style:name="T13" style:family="text">
      <style:text-properties officeooo:rsid="000ed40b"/>
    </style:style>
    <style:style style:name="T14" style:family="text">
      <style:text-properties officeooo:rsid="000d50c6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SO DE USO</text:span>: Manter Comunicados<text:line-break/><text:line-break/><text:span text:style-name="T1">Interação</text:span>: Colaborador Fabril, RH Júnior, RH Sênior<text:line-break/><text:line-break/><text:span text:style-name="T1">Objetivo:</text:span> Registrar, Excluir, Visualizar e Editar os Comunicados.<text:line-break/><text:line-break/><text:span text:style-name="T2">Caso de Uso Participante:</text:span><text:span text:style-name="T3"> N/A</text:span><text:line-break/></text:p>
      <text:p text:style-name="P2">Fluxo Principal: </text:p>
      <text:p text:style-name="P3"/>
      <text:list text:style-name="L1">
        <text:list-item>
          <text:p text:style-name="P4"><text:span text:style-name="T4">O RH (Júnior ou Sênior) cria um comunicado com Título, descrição, tag de importância selecionada (Pouco Relevante, Relevante ou Importante!!), </text:span><text:span text:style-name="T5">documento ou imagem anexado (ou não), opção de fixar no topo, tempo de exibição do comunicado para expirar </text:span><text:span text:style-name="T3">(a data deverá ser sempre acima do dia atual)</text:span><text:span text:style-name="T5">, </text:span><text:span text:style-name="T6">nome de quem está fazendo a publicação (virá automático conforme quem estiver fazendo login no painel administrativo).</text:span></text:p>
        </text:list-item>
        <text:list-item>
          <text:p text:style-name="P5">O RH clicará no botão para publicar o comunicado.</text:p>
        </text:list-item>
        <text:list-item>
          <text:p text:style-name="P6">O sistema verificará se os campos são válidos.</text:p>
        </text:list-item>
        <text:list-item>
          <text:p text:style-name="P6">O sistema criará o comunicado <text:span text:style-name="T7">e disparará um toast de sucesso.</text:span></text:p>
        </text:list-item>
      </text:list>
      <text:p text:style-name="P7"/>
      <text:p text:style-name="P8"><text:span text:style-name="T8">Fluxo Alternativo:</text:span><text:span text:style-name="T7"> </text:span><text:span text:style-name="T3">Concluir Mais Tarde </text:span><text:span text:style-name="T9">2</text:span><text:span text:style-name="T3"><text:line-break/></text:span></text:p>
      <text:p text:style-name="P8"><text:span text:style-name="T9"><text:tab/>2.1 </text:span><text:span text:style-name="T3">O RH sai da tela de </text:span><text:span text:style-name="T10">c</text:span><text:span text:style-name="T2">riar</text:span><text:span text:style-name="T3"> Comunicado </text:span><text:span text:style-name="T11">sem publicar as informações já digitadas e escolhidas.</text:span></text:p>
      <text:p text:style-name="P9"><text:span text:style-name="T9"><text:tab/>2.2 </text:span>O sistema identifica que o usuário saiu da tela sem clicar no botão de publicar.</text:p>
      <text:p text:style-name="P9"><text:span text:style-name="T12"><text:tab/>2.3</text:span> <text:span text:style-name="T12">O sistema exibirá a opção de salvar rascunho ou descartar.</text:span></text:p>
      <text:p text:style-name="P9"><text:span text:style-name="T12"><text:tab/>2.4 O RH escolhe a opção de salvar.</text:span></text:p>
      <text:p text:style-name="P9"><text:span text:style-name="T12"><text:tab/>2.5 O sistema salva o comunicado </text:span>com informações preenchidas em rascunho.</text:p>
      <text:p text:style-name="P10"/>
      <text:p text:style-name="P11"><text:span text:style-name="T1">Fluxo Alternativo: </text:span><text:span text:style-name="T9">Excluir Comunicado </text:span><text:span text:style-name="T13">5</text:span></text:p>
      <text:p text:style-name="P11"/>
      <text:p text:style-name="P11"><text:span text:style-name="T9"><text:tab/></text:span><text:span text:style-name="T13">5</text:span><text:span text:style-name="T9">.1 O RH procurará o Comunicado que quer </text:span><text:span text:style-name="T10">excluir</text:span><text:span text:style-name="T9"> e selecionará a opção de excluir para deletar o Comunicado completamente.</text:span></text:p>
      <text:p text:style-name="P12"><text:tab/><text:span text:style-name="T13">5</text:span>.2 O sistema excluirá todos os vestígios daquele Comunicado definitivamente.</text:p>
      <text:p text:style-name="P11"/>
      <text:p text:style-name="P11"><text:span text:style-name="T1">Fluxo Alternativo:</text:span> <text:span text:style-name="T9">Alterar Comunicado </text:span><text:span text:style-name="T13">5</text:span></text:p>
      <text:p text:style-name="P11"/>
      <text:p text:style-name="P11"><text:span text:style-name="T9"><text:tab/></text:span><text:span text:style-name="T13">5</text:span><text:span text:style-name="T9">.1 O RH procurará o Comunicado que quer </text:span><text:span text:style-name="T10">alterar</text:span><text:span text:style-name="T9"> e selecionará a opção de alterar para modificar o Comunicado com todas as opções.</text:span></text:p>
      <text:p text:style-name="P12"><text:tab/><text:span text:style-name="T13">5</text:span>.2 O sistema alterará todos os campos que forem <text:span text:style-name="T14">modificados</text:span> daquele Comunicado.</text:p>
      <text:p text:style-name="P12"/>
      <text:p text:style-name="P13"><text:span text:style-name="T1">Fluxo Alternativo:</text:span> <text:span text:style-name="T9">Alterar Comunicado </text:span><text:span text:style-name="T13">5</text:span></text:p>
      <text:p text:style-name="P13"/>
      <text:p text:style-name="P13"><text:span text:style-name="T9"><text:tab/></text:span><text:span text:style-name="T13">5.</text:span><text:span text:style-name="T9">1 O RH procurará o Comunicado que quer </text:span><text:span text:style-name="T10">alterar</text:span><text:span text:style-name="T9"> e selecionará a opção de alterar para modificar o Comunicado com todas as opções.</text:span></text:p>
      <text:p text:style-name="P14"><text:tab/><text:span text:style-name="T13">5</text:span>.2 O sistema alterará todos os campos que forem <text:span text:style-name="T14">modificados</text:span> daquele Comunicado.</text:p>
      <text:p text:style-name="P13"/>
      <text:p text:style-name="P15"/>
      <text:p text:style-name="P16"><text:span text:style-name="T8">Fluxo de Exceção:</text:span><text:span text:style-name="T7"> Campos Inválidos 1<text:line-break/></text:span></text:p>
      <text:list text:style-name="L2">
        <text:list-item>
          <text:list>
            <text:list-item>
              <text:p text:style-name="P17">O sistema verificará se os campos são válidos.</text:p>
            </text:list-item>
            <text:list-item>
              <text:p text:style-name="P17">O sistema <text:span text:style-name="T7">identifica que há campos inválidos e notifica o usuário com os erros </text:span><text:span text:style-name="T3">marcados em vermelho e autor redirecionamento para o primeiro campo identificado</text:span><text:span text:style-name="T7">.</text:span></text:p>
            </text:list-item>
          </text:list>
        </text:list-item>
      </text:list>
      <text:p text:style-name="P18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2T17:01:52.495814300</meta:creation-date>
    <dc:date>2026-01-13T17:13:00.778082100</dc:date>
    <meta:editing-duration>PT13M40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24" meta:word-count="348" meta:character-count="2162" meta:non-whitespace-character-count="1826"/>
  </office:meta>
</office:document-meta>
</file>